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center" fo:text-indent="0cm"/>
      <style:text-properties fo:font-family="'Comic Sans MS'" style:font-family-generic="script" style:font-pitch="variable" fo:font-size="40pt" style:font-family-asian="'Comic Sans MS'" style:font-family-generic-asian="script" style:font-pitch-asian="variable" style:font-size-asian="40pt" style:font-size-complex="40pt"/>
    </style:style>
    <style:style style:name="P2" style:family="paragraph">
      <style:paragraph-properties fo:text-align="center"/>
      <style:text-properties fo:font-family="'Comic Sans MS'" style:font-family-generic="script" style:font-pitch="variable" fo:font-size="40pt" style:font-family-asian="'Comic Sans MS'" style:font-family-generic-asian="script" style:font-pitch-asian="variable" style:font-size-asian="40pt" style:font-size-complex="40pt"/>
    </style:style>
    <style:style style:name="T1" style:family="text">
      <style:text-properties fo:font-family="'Comic Sans MS'" style:font-family-generic="script" style:font-pitch="variable" fo:font-size="80pt" style:font-family-asian="'Comic Sans MS'" style:font-family-generic-asian="script" style:font-pitch-asian="variable" style:font-size-asian="80pt" style:font-size-complex="80pt"/>
    </style:style>
    <style:style style:name="T2" style:family="text">
      <style:text-properties fo:font-family="'Comic Sans MS'" style:font-family-generic="script" style:font-pitch="variable" fo:font-size="40pt" style:font-family-asian="'Comic Sans MS'" style:font-family-generic-asian="script" style:font-pitch-asian="variable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6.752cm" svg:height="18.894cm" svg:x="2.651cm" svg:y="2.2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9.59cm" svg:height="25.94cm" svg:x="1cm" svg:y="1cm">
          <draw:image xlink:href="Pictures/100000000000005E0000005E513A4C71.png" xlink:type="simple" xlink:show="embed" xlink:actuate="onLoad">
            <text:p text:style-name="P1"><text:span text:style-name="T1">十</text:span></text:p>
            <text:p text:style-name="P1"><text:span text:style-name="T2"/></text:p>
            <text:p text:style-name="P1"><text:span text:style-name="T2">out of his mouth went a </text:span></text:p>
            <text:p text:style-name="P1"><text:span text:style-name="T2">sharp two-edged sword </text:span></text:p>
            <text:p text:style-name="P1"><text:span text:style-name="T2">Revelation 1:16</text:span></text:p>
            <text:p text:style-name="P1"><text:span text:style-name="T2"/></text:p>
            <text:p text:style-name="P1"><text:span text:style-name="T2">有 一 把 双 刃 的 利 剑 从 </text:span></text:p>
            <text:p text:style-name="P1"><text:span text:style-name="T2">他 口 中 吐 出</text:span></text:p>
            <text:p text:style-name="P1"><text:span text:style-name="T2">启示录 </text:span><text:span text:style-name="T2">1</text:span><text:span text:style-name="T2">：</text:span><text:span text:style-name="T2">16</text:span></text:p>
            <text:p text:style-name="P1"><text:span text:style-name="T2"/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9-09-28T20:54:56</meta:creation-date>
    <dc:date>2009-10-03T21:22:48</dc:date>
    <meta:editing-cycles>10</meta:editing-cycles>
    <meta:editing-duration>PT1H14M27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icrosoft JhengHei" svg:font-family="'Microsoft JhengHei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b84747" style:font-name="Comic Sans MS" fo:font-size="20pt" fo:font-style="italic" fo:font-weight="bold" style:font-name-asian="Comic Sans MS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color="#b84747"/>
    </style:style>
    <style:style style:name="T2" style:family="text">
      <style:text-properties fo:color="#b84747" style:font-name="Comic Sans MS" fo:font-size="20pt" fo:font-style="italic" fo:font-weight="bold" style:font-name-asian="Comic Sans MS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b84747" style:font-name="Comic Sans MS" fo:font-size="20pt" fo:font-style="italic" fo:font-weight="bold" style:font-name-asian="Comic Sans MS" style:font-size-asian="20pt" style:language-asian="zh" style:country-asian="CN" style:font-style-asian="italic" style:font-weight-asian="bold" style:font-size-complex="20pt" style:font-style-complex="italic" style:font-weight-complex="bold"/>
    </style:style>
    <style:style style:name="T4" style:family="text">
      <style:text-properties style:language-asian="zh" style:country-asian="CN"/>
    </style:style>
    <style:style style:name="T5" style:family="text">
      <style:text-properties style:font-name="Comic Sans MS"/>
    </style:style>
    <style:style style:name="T6" style:family="text">
      <style:text-properties style:font-name="Comic Sans MS" style:font-name-asian="Comic Sans MS"/>
    </style:style>
    <style:style style:name="T7" style:family="text">
      <style:text-properties style:font-name="Comic Sans MS" style:font-name-asian="Comic Sans MS" style:language-asian="zh" style:country-asian="CN"/>
    </style:style>
    <style:style style:name="T8" style:family="text">
      <style:text-properties style:font-name="Comic Sans MS" fo:font-size="20pt" style:font-name-asian="Comic Sans MS" style:font-size-asian="20pt" style:language-asian="zh" style:country-asian="CN" style:font-size-complex="20pt"/>
    </style:style>
    <style:style style:name="T9" style:family="text">
      <style:text-properties style:font-name="Comic Sans MS" fo:font-size="20pt" style:font-name-asian="Comic Sans MS" style:font-size-asian="20pt" style:font-size-complex="20pt"/>
    </style:style>
    <style:style style:name="T10" style:family="text">
      <style:text-properties fo:font-size="20pt"/>
    </style:style>
    <style:style style:name="T11" style:family="text">
      <style:text-properties fo:font-style="italic"/>
    </style:style>
    <style:style style:name="T12" style:family="text">
      <style:text-properties fo:font-weight="bold"/>
    </style:style>
    <style:style style:name="T13" style:family="text">
      <style:text-properties style:font-name-asian="Comic Sans MS"/>
    </style:style>
    <style:style style:name="T14" style:family="text">
      <style:text-properties style:font-size-asian="20pt"/>
    </style:style>
    <style:style style:name="T15" style:family="text">
      <style:text-properties style:font-style-asian="italic"/>
    </style:style>
    <style:style style:name="T16" style:family="text">
      <style:text-properties style:font-weight-asian="bold"/>
    </style:style>
    <style:style style:name="T17" style:family="text">
      <style:text-properties style:font-size-complex="20pt"/>
    </style:style>
    <style:style style:name="T18" style:family="text">
      <style:text-properties style:font-style-complex="italic"/>
    </style:style>
    <style:style style:name="T19" style:family="text">
      <style:text-properties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#gsword"><text:span text:style-name="T3"/></text:a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icrosoft JhengHei" svg:font-family="'Microsoft JhengHei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fo:background-color="#9999cc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